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tante recupe" table:style-name="ta1">
        <table:shapes>
          <draw:frame draw:z-index="0" draw:style-name="gr1" draw:text-style-name="P1" svg:width="159.99mm" svg:height="89.99mm" svg:x="205.87mm" svg:y="46.69mm">
            <draw:object draw:notify-on-update-of-ranges="'constante recupe'.D10:'constante recupe'.D16 'constante recupe'.H9:'constante recupe'.H9 'constante recupe'.H10:'constante recupe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 </text:p>
          </table:table-cell>
          <table:table-cell office:value-type="float" office:value="0.14" calcext:value-type="float">
            <text:p>0,14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\Phi$(º)</text:p>
          </table:table-cell>
          <table:table-cell/>
          <table:table-cell office:value-type="string" calcext:value-type="string">
            <text:p>F(N)</text:p>
          </table:table-cell>
          <table:table-cell/>
          <table:table-cell office:value-type="string" calcext:value-type="string">
            <text:p>$\tau_z$(N*m)</text:p>
          </table:table-cell>
          <table:table-cell/>
        </table:table-row>
        <table:table-row table:style-name="ro1">
          <table:table-cell table:number-columns-repeated="3"/>
          <table:table-cell table:formula="of:=3*PI()/2" office:value-type="float" office:value="4.71238898038469" calcext:value-type="float">
            <text:p>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formula="of:=[.F10]*[.C$5]" office:value-type="float" office:value="0.1092" calcext:value-type="float">
            <text:p>0,1092</text:p>
          </table:table-cell>
          <table:table-cell table:formula="of:=[.H10]*SQRT(([.G10]/[.F10])^2+([.D$5]/[.C$5])^2)" office:value-type="float" office:value="0.00160262285020525" calcext:value-type="float">
            <text:p>0,001602622850205</text:p>
          </table:table-cell>
        </table:table-row>
        <table:table-row table:style-name="ro1">
          <table:table-cell table:number-columns-repeated="3"/>
          <table:table-cell table:formula="of:=PI()" office:value-type="float" office:value="3.14159265358979" calcext:value-type="float">
            <text:p>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F11]*[.C$5]" office:value-type="float" office:value="0.07" calcext:value-type="float">
            <text:p>0,07</text:p>
          </table:table-cell>
          <table:table-cell table:formula="of:=[.H11]*SQRT(([.G11]/[.F11])^2+([.D$5]/[.C$5])^2)" office:value-type="float" office:value="0.00148660687473185" calcext:value-type="float">
            <text:p>0,001486606874732</text:p>
          </table:table-cell>
        </table:table-row>
        <table:table-row table:style-name="ro1">
          <table:table-cell table:number-columns-repeated="3"/>
          <table:table-cell table:formula="of:=PI()/2" office:value-type="float" office:value="1.5707963267949" calcext:value-type="float">
            <text:p>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formula="of:=[.F12]*[.C$5]" office:value-type="float" office:value="0.035" calcext:value-type="float">
            <text:p>0,035</text:p>
          </table:table-cell>
          <table:table-cell table:formula="of:=[.H12]*SQRT(([.G12]/[.F12])^2+([.D$5]/[.C$5])^2)" office:value-type="float" office:value="0.00142214626533279" calcext:value-type="float">
            <text:p>0,0014221462653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[.F13]*[.C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PI()/2" office:value-type="float" office:value="-1.5707963267949" calcext:value-type="float">
            <text:p>-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24" calcext:value-type="float">
            <text:p>-0,24</text:p>
          </table:table-cell>
          <table:table-cell office:value-type="float" office:value="0.01" calcext:value-type="float">
            <text:p>0,01</text:p>
          </table:table-cell>
          <table:table-cell table:formula="of:=[.F14]*[.C$5]" office:value-type="float" office:value="-0.0336" calcext:value-type="float">
            <text:p>-0,0336</text:p>
          </table:table-cell>
          <table:table-cell table:formula="of:=[.H14]*SQRT(([.G14]/[.F14])^2+([.D$5]/[.C$5])^2)" office:value-type="float" office:value="-0.00142042247236518" calcext:value-type="float">
            <text:p>-0,001420422472365</text:p>
          </table:table-cell>
        </table:table-row>
        <table:table-row table:style-name="ro1">
          <table:table-cell table:number-columns-repeated="3"/>
          <table:table-cell table:formula="of:=-PI()" office:value-type="float" office:value="-3.14159265358979" calcext:value-type="float">
            <text:p>-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52" calcext:value-type="float">
            <text:p>-0,52</text:p>
          </table:table-cell>
          <table:table-cell office:value-type="float" office:value="0.01" calcext:value-type="float">
            <text:p>0,01</text:p>
          </table:table-cell>
          <table:table-cell table:formula="of:=[.F15]*[.C$5]" office:value-type="float" office:value="-0.0728" calcext:value-type="float">
            <text:p>-0,0728</text:p>
          </table:table-cell>
          <table:table-cell table:formula="of:=[.H15]*SQRT(([.G15]/[.F15])^2+([.D$5]/[.C$5])^2)" office:value-type="float" office:value="-0.00149345237620756" calcext:value-type="float">
            <text:p>-0,001493452376208</text:p>
          </table:table-cell>
        </table:table-row>
        <table:table-row table:style-name="ro1">
          <table:table-cell table:number-columns-repeated="3"/>
          <table:table-cell table:formula="of:=-3*PI()/2" office:value-type="float" office:value="-4.71238898038469" calcext:value-type="float">
            <text:p>-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77" calcext:value-type="float">
            <text:p>-0,77</text:p>
          </table:table-cell>
          <table:table-cell office:value-type="float" office:value="0.01" calcext:value-type="float">
            <text:p>0,01</text:p>
          </table:table-cell>
          <table:table-cell table:formula="of:=[.F16]*[.C$5]" office:value-type="float" office:value="-0.1078" calcext:value-type="float">
            <text:p>-0,1078</text:p>
          </table:table-cell>
          <table:table-cell table:formula="of:=[.H16]*SQRT(([.G16]/[.F16])^2+([.D$5]/[.C$5])^2)" office:value-type="float" office:value="-0.00159777970947187" calcext:value-type="float">
            <text:p>-0,0015977797094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egresión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number-matrix-columns-spanned="2" table:number-matrix-rows-spanned="4" table:formula="of:=LINEST([.H10:.H16];[.D10:.D16];1;1)" office:value-type="float" office:value="0.0228546498279962" calcext:value-type="float">
            <text:p>0,022854649827996</text:p>
          </table:table-cell>
          <table:table-cell office:value-type="float" office:value="3.96508223080413E-018" calcext:value-type="float">
            <text:p>3,96508223080413E-18</text:p>
          </table:table-cell>
          <table:table-cell/>
          <table:table-cell office:value-type="string" calcext:value-type="string">
            <text:p>K(N*m/rad)</text:p>
          </table:table-cell>
          <table:table-cell table:formula="of:=[.D19]" office:value-type="float" office:value="0.0228546498279962" calcext:value-type="float">
            <text:p>0,022854649827996</text:p>
          </table:table-cell>
          <table:table-cell table:formula="of:=[.D20]" office:value-type="float" office:value="0.000190985931710274" calcext:value-type="float">
            <text:p>0,00019098593171</text:p>
          </table:table-cell>
        </table:table-row>
        <table:table-row table:style-name="ro1">
          <table:table-cell table:number-columns-repeated="3"/>
          <table:table-cell office:value-type="float" office:value="0.000190985931710274" calcext:value-type="float">
            <text:p>0,00019098593171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9650962567674" calcext:value-type="float">
            <text:p>0,999650962567674</text:p>
          </table:table-cell>
          <table:table-cell office:value-type="float" office:value="0.00158745078663875" calcext:value-type="float">
            <text:p>0,0015874507866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20.1111111111" calcext:value-type="float">
            <text:p>14320,11111111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STeinerteorm" table:style-name="ta1">
        <table:shapes>
          <draw:frame draw:z-index="0" draw:style-name="gr1" draw:text-style-name="P1" svg:width="159.99mm" svg:height="89.99mm" svg:x="176.12mm" svg:y="2.6mm">
            <draw:object draw:notify-on-update-of-ranges="STeinerteorm.C16:STeinerteorm.C20 STeinerteorm.E16:STeinerteorm.E20 STeinerteorm.F16:STeinerteorm.F20 STeinerteorm.F16:STeinerteorm.F20 STeinerteorm.D16:STeinerteorm.D20 STeinerteorm.D16:STeinerteorm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 kg</text:p>
          </table:table-cell>
          <table:table-cell office:value-type="float" office:value="0.38922" calcext:value-type="float">
            <text:p>0,38922</text:p>
          </table:table-cell>
          <table:table-cell office:value-type="float" office:value="0.00001" calcext:value-type="float">
            <text:p>1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 m</text:p>
          </table:table-cell>
          <table:table-cell office:value-type="float" office:value="0.075" calcext:value-type="float">
            <text:p>0,075</text:p>
          </table:table-cell>
          <table:table-cell office:value-type="float" office:value="0.001" calcext:value-type="float">
            <text:p>0,0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 m²</text:p>
          </table:table-cell>
          <table:table-cell table:formula="of:=[.D5]^2 * PI()" office:value-type="float" office:value="0.0176714586764426" calcext:value-type="float">
            <text:p>0,017671458676443</text:p>
          </table:table-cell>
          <table:table-cell table:formula="of:=2*PI()*[.D5]*[.E5]" office:value-type="float" office:value="0.000471238898038469" calcext:value-type="float">
            <text:p>0,000471238898038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 m</text:p>
          </table:table-cell>
          <table:table-cell/>
          <table:table-cell office:value-type="string" calcext:value-type="string">
            <text:p>t s</text:p>
          </table:table-cell>
          <table:table-cell/>
          <table:table-cell office:value-type="string" calcext:value-type="string">
            <text:p>T 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9.94" calcext:value-type="float">
            <text:p>39,94</text:p>
          </table:table-cell>
          <table:table-cell office:value-type="float" office:value="0.01" calcext:value-type="float">
            <text:p>0,01</text:p>
          </table:table-cell>
          <table:table-cell table:formula="of:=[.E9]/30" office:value-type="float" office:value="1.33133333333333" calcext:value-type="float">
            <text:p>1,33133333333333</text:p>
          </table:table-cell>
          <table:table-cell table:formula="of:=[.F9]/30" office:value-type="float" office:value="0.000333333333333333" calcext:value-type="float">
            <text:p>0,000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 office:value-type="float" office:value="41.6" calcext:value-type="float">
            <text:p>41,6</text:p>
          </table:table-cell>
          <table:table-cell office:value-type="float" office:value="0.01" calcext:value-type="float">
            <text:p>0,01</text:p>
          </table:table-cell>
          <table:table-cell table:formula="of:=[.E10]/30" office:value-type="float" office:value="1.38666666666667" calcext:value-type="float">
            <text:p>1,38666666666667</text:p>
          </table:table-cell>
          <table:table-cell table:formula="of:=[.F10]/30" office:value-type="float" office:value="0.000333333333333333" calcext:value-type="float">
            <text:p>0,000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  <table:table-cell office:value-type="float" office:value="0.001" calcext:value-type="float">
            <text:p>0,001</text:p>
          </table:table-cell>
          <table:table-cell office:value-type="float" office:value="46.15" calcext:value-type="float">
            <text:p>46,15</text:p>
          </table:table-cell>
          <table:table-cell office:value-type="float" office:value="0.01" calcext:value-type="float">
            <text:p>0,01</text:p>
          </table:table-cell>
          <table:table-cell table:formula="of:=[.E11]/30" office:value-type="float" office:value="1.53833333333333" calcext:value-type="float">
            <text:p>1,53833333333333</text:p>
          </table:table-cell>
          <table:table-cell table:formula="of:=[.F11]/30" office:value-type="float" office:value="0.000333333333333333" calcext:value-type="float">
            <text:p>0,000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0,001</text:p>
          </table:table-cell>
          <table:table-cell office:value-type="float" office:value="52.63" calcext:value-type="float">
            <text:p>52,63</text:p>
          </table:table-cell>
          <table:table-cell office:value-type="float" office:value="0.01" calcext:value-type="float">
            <text:p>0,01</text:p>
          </table:table-cell>
          <table:table-cell table:formula="of:=[.E12]/30" office:value-type="float" office:value="1.75433333333333" calcext:value-type="float">
            <text:p>1,75433333333333</text:p>
          </table:table-cell>
          <table:table-cell table:formula="of:=[.F12]/30" office:value-type="float" office:value="0.000333333333333333" calcext:value-type="float">
            <text:p>0,00033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0.001" calcext:value-type="float">
            <text:p>0,001</text:p>
          </table:table-cell>
          <table:table-cell office:value-type="float" office:value="60.6" calcext:value-type="float">
            <text:p>60,6</text:p>
          </table:table-cell>
          <table:table-cell office:value-type="float" office:value="0.01" calcext:value-type="float">
            <text:p>0,01</text:p>
          </table:table-cell>
          <table:table-cell table:formula="of:=[.E13]/30" office:value-type="float" office:value="2.02" calcext:value-type="float">
            <text:p>2,02</text:p>
          </table:table-cell>
          <table:table-cell table:formula="of:=[.F13]/30" office:value-type="float" office:value="0.000333333333333333" calcext:value-type="float">
            <text:p>0,000333333333333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² m²</text:p>
          </table:table-cell>
          <table:table-cell/>
          <table:table-cell office:value-type="string" calcext:value-type="string">
            <text:p>T² s²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9]^2" office:value-type="float" office:value="0" calcext:value-type="float">
            <text:p>0</text:p>
          </table:table-cell>
          <table:table-cell table:formula="of:=2*[.C16]*[.D9]" office:value-type="float" office:value="0" calcext:value-type="float">
            <text:p>0</text:p>
          </table:table-cell>
          <table:table-cell table:formula="of:=[.G9]^2" office:value-type="float" office:value="1.77244844444444" calcext:value-type="float">
            <text:p>1,77244844444444</text:p>
          </table:table-cell>
          <table:table-cell table:formula="of:=2*[.E16]*[.F9]" office:value-type="float" office:value="0.0354489688888889" calcext:value-type="float">
            <text:p>0,0354489688888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0]^2" office:value-type="float" office:value="0.0009" calcext:value-type="float">
            <text:p>0,0009</text:p>
          </table:table-cell>
          <table:table-cell table:formula="of:=2*[.C17]*[.D10]" office:value-type="float" office:value="0.0000018" calcext:value-type="float">
            <text:p>1,8E-06</text:p>
          </table:table-cell>
          <table:table-cell table:formula="of:=[.G10]^2" office:value-type="float" office:value="1.92284444444444" calcext:value-type="float">
            <text:p>1,92284444444444</text:p>
          </table:table-cell>
          <table:table-cell table:formula="of:=2*[.E17]*[.F10]" office:value-type="float" office:value="0.0384568888888889" calcext:value-type="float">
            <text:p>0,0384568888888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1]^2" office:value-type="float" office:value="0.0036" calcext:value-type="float">
            <text:p>0,0036</text:p>
          </table:table-cell>
          <table:table-cell table:formula="of:=2*[.C18]*[.D11]" office:value-type="float" office:value="0.0000072" calcext:value-type="float">
            <text:p>7,2E-06</text:p>
          </table:table-cell>
          <table:table-cell table:formula="of:=[.G11]^2" office:value-type="float" office:value="2.36646944444444" calcext:value-type="float">
            <text:p>2,36646944444444</text:p>
          </table:table-cell>
          <table:table-cell table:formula="of:=2*[.E18]*[.F11]" office:value-type="float" office:value="0.0473293888888889" calcext:value-type="float">
            <text:p>0,0473293888888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2]^2" office:value-type="float" office:value="0.0081" calcext:value-type="float">
            <text:p>0,0081</text:p>
          </table:table-cell>
          <table:table-cell table:formula="of:=2*[.C19]*[.D12]" office:value-type="float" office:value="0.0000162" calcext:value-type="float">
            <text:p>1,62E-05</text:p>
          </table:table-cell>
          <table:table-cell table:formula="of:=[.G12]^2" office:value-type="float" office:value="3.07768544444444" calcext:value-type="float">
            <text:p>3,07768544444444</text:p>
          </table:table-cell>
          <table:table-cell table:formula="of:=2*[.E19]*[.F12]" office:value-type="float" office:value="0.0615537088888889" calcext:value-type="float">
            <text:p>0,0615537088888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3]^2" office:value-type="float" office:value="0.0144" calcext:value-type="float">
            <text:p>0,0144</text:p>
          </table:table-cell>
          <table:table-cell table:formula="of:=2*[.C20]*[.D13]" office:value-type="float" office:value="0.0000288" calcext:value-type="float">
            <text:p>2,88E-05</text:p>
          </table:table-cell>
          <table:table-cell table:formula="of:=[.G13]^2" office:value-type="float" office:value="4.0804" calcext:value-type="float">
            <text:p>4,0804</text:p>
          </table:table-cell>
          <table:table-cell table:formula="of:=2*[.E20]*[.F13]" office:value-type="float" office:value="0.081608" calcext:value-type="float">
            <text:p>0,081608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gresion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según regresiones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number-matrix-columns-spanned="2" table:number-matrix-rows-spanned="4" table:formula="of:=LINEST([.E16:.E20];[.C16:.C20];1;1)" office:value-type="float" office:value="159.99492053356" calcext:value-type="float">
            <text:p>159,99492053356</text:p>
          </table:table-cell>
          <table:table-cell office:value-type="float" office:value="1.77999698467433" calcext:value-type="float">
            <text:p>1,77999698467433</text:p>
          </table:table-cell>
          <table:table-cell/>
          <table:table-cell office:value-type="string" calcext:value-type="string">
            <text:p>N = 4pi²I/K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I</text:p>
          </table:table-cell>
          <table:table-cell table:formula="of:=[$'constante recupe'.H19]*[.D24]/4/PI()^2" office:value-type="float" office:value="0.00103046703105777" calcext:value-type="float">
            <text:p>0,001030467031058</text:p>
          </table:table-cell>
          <table:table-cell table:formula="of:=[.I24]*SQRT(([.D25]/[.D24])^2+([$'constante recupe'.I19]/[$'constante recupe'.H19])^2)" office:value-type="float" office:value="0.00000908322492711438" calcext:value-type="float">
            <text:p>9,08322492711438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59251759952444" calcext:value-type="float">
            <text:p>0,659251759952444</text:p>
          </table:table-cell>
          <table:table-cell office:value-type="float" office:value="0.0049924122039658" calcext:value-type="float">
            <text:p>0,004992412203966</text:p>
          </table:table-cell>
          <table:table-cell table:number-columns-repeated="3"/>
          <table:table-cell office:value-type="string" calcext:value-type="string">
            <text:p>M según la inercia</text:p>
          </table:table-cell>
          <table:table-cell table:formula="of:=2*[.I24]/([.D5])^2" office:value-type="float" office:value="0.366388277709428" calcext:value-type="float">
            <text:p>0,366388277709428</text:p>
          </table:table-cell>
          <table:table-cell table:formula="of:=[.I25]*SQRT(([.E5]/[.D5])^2+([.J24]/[.I24])^2)" office:value-type="float" office:value="0.00585621151017182" calcext:value-type="float">
            <text:p>0,005856211510172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rho</text:p>
          </table:table-cell>
          <table:table-cell table:formula="of:=[.I25]/[.D6]" office:value-type="float" office:value="20.7333352847579" calcext:value-type="float">
            <text:p>20,7333352847579</text:p>
          </table:table-cell>
          <table:table-cell table:formula="of:=[.M25]*SQRT(([.E6]/[.D6])^2 + ([.J25]/[.I25])^2)" office:value-type="float" office:value="0.644599115124859" calcext:value-type="float">
            <text:p>0,644599115124859</text:p>
          </table:table-cell>
          <table:table-cell office:value-type="string" calcext:value-type="string">
            <text:p>$\rho$ max</text:p>
          </table:table-cell>
          <table:table-cell table:formula="of:=[.M25]+2*[.N25]" office:value-type="float" office:value="22.0225335150076" calcext:value-type="float">
            <text:p>22,02253351500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99949068163012" calcext:value-type="float">
            <text:p>0,999949068163012</text:p>
          </table:table-cell>
          <table:table-cell office:value-type="float" office:value="0.00782651517152274" calcext:value-type="float">
            <text:p>0,007826515171523</text:p>
          </table:table-cell>
          <table:table-cell table:number-columns-repeated="7"/>
          <table:table-cell office:value-type="string" calcext:value-type="string">
            <text:p>rho directa</text:p>
          </table:table-cell>
          <table:table-cell table:formula="of:=[.D4]/[.D6]" office:value-type="float" office:value="22.025346471192" calcext:value-type="float">
            <text:p>22,025346471192</text:p>
          </table:table-cell>
          <table:table-cell table:formula="of:=[.M26]*SQRT(([.E4]/[.D4])^2 + ([.E6]/[.D6])^2)" office:value-type="float" office:value="0.587342845169998" calcext:value-type="float">
            <text:p>0,587342845169998</text:p>
          </table:table-cell>
          <table:table-cell office:value-type="string" calcext:value-type="string">
            <text:p>$\rho_{directa}$ mín</text:p>
          </table:table-cell>
          <table:table-cell table:formula="of:=[.M26]-2*[.N26]" office:value-type="float" office:value="20.850660780852" calcext:value-type="float">
            <text:p>20,850660780852</text:p>
          </table:table-cell>
          <table:table-cell office:value-type="string" calcext:value-type="string">
            <text:p><text:s/>=&gt; </text:p>
          </table:table-cell>
          <table:table-cell office:value-type="string" calcext:value-type="string">
            <text:p>Se pueden despreciar</text:p>
          </table:table-cell>
        </table:table-row>
        <table:table-row table:style-name="ro1">
          <table:table-cell table:number-columns-repeated="2"/>
          <table:table-cell office:value-type="float" office:value="58899.2540207721" calcext:value-type="float">
            <text:p>58899,254020772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los momentos de inercia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de los boque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8:26:57.600305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8:17:08.276696384</meta:creation-date>
    <meta:generator>LibreOffice/6.3.3.2$Linux_X86_64 LibreOffice_project/30$Build-2</meta:generator>
    <dc:date>2019-12-11T19:24:19.098135866</dc:date>
    <meta:editing-duration>PT26M38S</meta:editing-duration>
    <meta:editing-cycles>3</meta:editing-cycles>
    <meta:document-statistic meta:table-count="2" meta:cell-count="15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9cm" svg:y="4.201cm" style:legend-expansion="high" chart:style-name="ch2"/>
        <chart:plot-area chart:style-name="ch3" table:cell-range-address="'constante recupe'.D10:'constante recupe'.D16 'constante recupe'.H9:'constante recupe'.H16" chart:data-source-has-labels="row" svg:x="0.32cm" svg:y="0.18cm" svg:width="12.409cm" svg:height="8.64cm">
          <chartooo:coordinate-region svg:x="0.466cm" svg:y="0.379cm" svg:width="12.1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stante recupe'.H10:'constante recupe'.H16" chart:label-cell-address="'constante recupe'.H9:'constante recupe'.H9" chart:class="chart:scatter">
            <chart:domain table:cell-range-address="'constante recupe'.D10:'constante recupe'.D16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$\tau_z$(N*m)</text:p>
                <draw:g>
                  <svg:desc>'constante recupe'.H9:'constante recupe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238898038469">
                <text:p>4.71238898038469</text:p>
                <draw:g>
                  <svg:desc>'constante recupe'.D10:'constante recupe'.D16</svg:desc>
                </draw:g>
              </table:table-cell>
              <table:table-cell office:value-type="float" office:value="0.1092">
                <text:p>0.1092</text:p>
                <draw:g>
                  <svg:desc>'constante recupe'.H10:'constante recupe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707963267949">
                <text:p>-1.5707963267949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14159265358979">
                <text:p>-3.14159265358979</text:p>
              </table:table-cell>
              <table:table-cell office:value-type="float" office:value="-0.0728">
                <text:p>-0.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-0.1078">
                <text:p>-0.1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Teinerteorm.F16:STeinerteorm.F20" chart:error-lower-range="STeinerteorm.F16:STeinerteorm.F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Teinerteorm.F16:STeinerteorm.F20" chart:error-lower-range="STeinerteorm.F16:STeinerteorm.F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Teinerteorm.D16:STeinerteorm.D20" chart:error-lower-range="STeinerteorm.D16:STeinerteorm.D20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Teinerteorm.F16:STeinerteorm.F20" chart:error-lower-range="STeinerteorm.F16:STeinerteorm.F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STeinerteorm.C16:STeinerteorm.C20 STeinerteorm.E16:STeinerteorm.E20" chart:data-source-has-labels="row" svg:x="0.32cm" svg:y="0.18cm" svg:width="12.561cm" svg:height="8.64cm">
          <chartooo:coordinate-region svg:x="1.047cm" svg:y="0.379cm" svg:width="11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inerteorm.E16:STeinerteorm.E20" loext:label-string="t²" chart:class="chart:scatter">
            <chart:domain table:cell-range-address="STeinerteorm.C16:STeinerteorm.C20"/>
            <chart:regression-curve chart:style-name="ch7"/>
            <chart:error-indicator chart:style-name="ch8" chart:dimension="x"/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²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inerteorm.C16:STeinerteorm.C20</svg:desc>
                </draw:g>
              </table:table-cell>
              <table:table-cell office:value-type="float" office:value="1.77244844444444">
                <text:p>1.77244844444444</text:p>
                <draw:g>
                  <svg:desc>STeinerteorm.E16:STeinerteorm.E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">
                <text:p>0.0009</text:p>
              </table:table-cell>
              <table:table-cell office:value-type="float" office:value="1.92284444444444">
                <text:p>1.92284444444444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384568888888889">
                <text:p>0.0384568888888889</text:p>
              </table:table-cell>
              <table:table-cell office:value-type="float" office:value="0.0384568888888889">
                <text:p>0.038456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2.36646944444444">
                <text:p>2.36646944444444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473293888888889">
                <text:p>0.0473293888888889</text:p>
              </table:table-cell>
              <table:table-cell office:value-type="float" office:value="0.0473293888888889">
                <text:p>0.0473293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">
                <text:p>0.0081</text:p>
              </table:table-cell>
              <table:table-cell office:value-type="float" office:value="3.07768544444444">
                <text:p>3.07768544444444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615537088888889">
                <text:p>0.0615537088888889</text:p>
              </table:table-cell>
              <table:table-cell office:value-type="float" office:value="0.0615537088888889">
                <text:p>0.06155370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4">
                <text:p>0.0144</text:p>
              </table:table-cell>
              <table:table-cell office:value-type="float" office:value="4.0804">
                <text:p>4.0804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81608">
                <text:p>0.081608</text:p>
              </table:table-cell>
              <table:table-cell office:value-type="float" office:value="0.081608">
                <text:p>0.081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